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Open Sans" svg:font-family="'Open Sans'" style:font-family-generic="swiss"/>
    <style:font-face style:name="Open Sans Condensed Light" svg:font-family="'Open Sans Condensed Light'" style:font-family-generic="swiss"/>
    <style:font-face style:name="Open Sans1" svg:font-family="'Open Sans'" style:font-family-generic="swiss" style:font-pitch="variable"/>
    <style:font-face style:name="Open Sans Condensed" svg:font-family="'Open Sans Condensed'" style:font-family-generic="swiss" style:font-pitch="variable"/>
    <style:font-face style:name="Open Sans Condensed Light1" svg:font-family="'Open Sans Condensed Light'" style:font-family-generic="swiss" style:font-pitch="variable"/>
    <style:font-face style:name="Open Sans Condensed Light2" svg:font-family="'Open Sans Condensed Light'" style:font-adornments="Light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style:font-name="Open Sans Condensed Light1" fo:font-size="28pt" fo:font-weight="bold" officeooo:rsid="00171a90" officeooo:paragraph-rsid="00171a90" style:font-size-asian="28pt" style:font-weight-asian="bold" style:font-size-complex="28pt" style:font-weight-complex="bold"/>
    </style:style>
    <style:style style:name="P2" style:family="paragraph" style:parent-style-name="Standard">
      <style:text-properties style:font-name="Open Sans1" fo:font-size="16pt" fo:font-weight="normal" officeooo:rsid="00171a90" officeooo:paragraph-rsid="00171a90" style:font-size-asian="14pt" style:font-weight-asian="normal" style:font-size-complex="16pt" style:font-weight-complex="normal"/>
    </style:style>
    <style:style style:name="P3" style:family="paragraph" style:parent-style-name="Standard">
      <style:text-properties style:font-name="Open Sans1" fo:font-size="14pt" fo:font-weight="bold" officeooo:rsid="00171a90" officeooo:paragraph-rsid="00171a90" style:font-size-asian="12.25pt" style:font-weight-asian="bold" style:font-size-complex="14pt" style:font-weight-complex="bold"/>
    </style:style>
    <style:style style:name="P4" style:family="paragraph" style:parent-style-name="Standard">
      <style:text-properties style:font-name="Open Sans1" fo:font-size="14pt" fo:font-weight="normal" officeooo:rsid="00171a90" officeooo:paragraph-rsid="00171a90" style:font-size-asian="12.25pt" style:font-weight-asian="normal" style:font-size-complex="14pt" style:font-weight-complex="normal"/>
    </style:style>
    <style:style style:name="P5" style:family="paragraph" style:parent-style-name="Standard">
      <style:text-properties style:font-name="Open Sans1" fo:font-size="14pt" fo:font-weight="normal" officeooo:rsid="00171a90" officeooo:paragraph-rsid="00171a90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font-name="Open Sans Condensed Light2" fo:font-size="28pt" fo:font-weight="bold" officeooo:rsid="00171a90" officeooo:paragraph-rsid="00171a90" style:font-size-asian="24.5pt" style:font-weight-asian="bold" style:font-size-complex="28pt" style:font-weight-complex="bold"/>
    </style:style>
    <style:style style:name="P7" style:family="paragraph" style:parent-style-name="Standard">
      <style:text-properties style:font-name="Open Sans Condensed Light2" fo:font-size="28pt" fo:font-weight="bold" officeooo:rsid="00171a90" officeooo:paragraph-rsid="00171a90" style:font-size-asian="28pt" style:font-weight-asian="bold" style:font-size-complex="2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Number</text:p>
      <text:p text:style-name="P1"/>
      <text:p text:style-name="P1">Problem Statement</text:p>
      <text:p text:style-name="P2">Demo Statement</text:p>
      <text:p text:style-name="P2"/>
      <text:p text:style-name="P6">Theory</text:p>
      <text:p text:style-name="P2">Demo theory</text:p>
      <text:p text:style-name="P2"/>
      <text:p text:style-name="P7">Algorithm</text:p>
      <text:p text:style-name="P4">Demo algo</text:p>
      <text:p text:style-name="P4"/>
      <text:p text:style-name="P7">Source Code</text:p>
      <text:p text:style-name="P4">Demo code</text:p>
      <text:p text:style-name="P4"/>
      <text:p text:style-name="P7">Input and Output</text:p>
      <text:p text:style-name="P3">Set 1:</text:p>
      <text:p text:style-name="P4">Demo I/O</text:p>
      <text:p text:style-name="P4"/>
      <text:p text:style-name="P7">Discussion</text:p>
      <text:p text:style-name="P5">Demo discuss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Open Sans" svg:font-family="'Open Sans'" style:font-family-generic="swiss"/>
    <style:font-face style:name="Open Sans Condensed Light" svg:font-family="'Open Sans Condensed Light'" style:font-family-generic="swiss"/>
    <style:font-face style:name="Open Sans1" svg:font-family="'Open Sans'" style:font-family-generic="swiss" style:font-pitch="variable"/>
    <style:font-face style:name="Open Sans Condensed" svg:font-family="'Open Sans Condensed'" style:font-family-generic="swiss" style:font-pitch="variable"/>
    <style:font-face style:name="Open Sans Condensed Light1" svg:font-family="'Open Sans Condensed Light'" style:font-family-generic="swiss" style:font-pitch="variable"/>
    <style:font-face style:name="Open Sans Condensed Light2" svg:font-family="'Open Sans Condensed Light'" style:font-adornments="Light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Open Sans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Open Sans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Open Sans Condensed Light" fo:font-family="'Open Sans Condensed Light'" style:font-family-generic="swiss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Open Sans" fo:font-family="'Open Sans'" style:font-family-generic="swiss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Open Sans" fo:font-family="'Open Sans'" style:font-family-generic="swiss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fo:font-family="'Open Sans'" style:font-family-generic="swiss"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00:21:30.833839706</meta:creation-date>
    <dc:date>2018-01-16T00:26:22.216467305</dc:date>
    <meta:editing-duration>PT4M52S</meta:editing-duration>
    <meta:editing-cycles>1</meta:editing-cycles>
    <meta:document-statistic meta:table-count="0" meta:image-count="0" meta:object-count="0" meta:page-count="1" meta:paragraph-count="14" meta:word-count="26" meta:character-count="158" meta:non-whitespace-character-count="146"/>
    <meta:generator>LibreOffice/5.4.4.2$Linux_X86_64 LibreOffice_project/40m0$Build-2</meta:generator>
  </office:meta>
</office:document-meta>
</file>